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3" style:family="graphic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MVC DSL Project</text:p>
            <text:p/>
            <text:p><text:span text:style-name="T1">Alexandra Jäger</text:span></text:p>
            <text:p><text:span text:style-name="T1">Mathias Hörtnagl</text:span></text:p>
            <text:p><text:span text:style-name="T1">Carmen Vierthaler</text:span></text:p>
            <text:p/>
            <text:p><text:span text:style-name="T2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" draw:layer="layout" svg:width="24.8cm" svg:height="3.4cm" svg:x="1cm" svg:y="4.8cm">
          <text:p text:style-name="P1">View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3" draw:text-style-name="P1" draw:layer="Layout" svg:width="24.8cm" svg:height="2.6cm" svg:x="1cm" svg:y="14.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1.8cm" svg:x="3.6cm" svg:y="5.8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cm" svg:height="3cm" svg:x="1cm" svg:y="9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cm" svg:height="1.2cm" svg:x="1cm" svg:y="18.4cm">
          <text:p text:style-name="P1">MySQL 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3.4cm" svg:height="1.8cm" svg:x="13.6cm" svg:y="5.8cm">
          <text:p text:style-name="P1">StartView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4cm" svg:height="1.8cm" svg:x="17.8cm" svg:y="5.8cm">
          <text:p text:style-name="P1">DetailView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4cm" svg:height="1.8cm" svg:x="21.8cm" svg:y="5.8cm">
          <text:p text:style-name="P1">New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cm" svg:height="1.8cm" svg:x="3.6cm" svg:y="9.8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4cm" svg:height="1.8cm" svg:x="13.6cm" svg:y="10cm">
          <text:p text:style-name="P1">Controller</text:p>
          <text:p text:style-name="P1">StartView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4cm" svg:height="1.8cm" svg:x="17.8cm" svg:y="10cm">
          <text:p text:style-name="P1">Controller</text:p>
          <text:p text:style-name="P1">DetailView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4cm" svg:height="1.8cm" svg:x="21.8cm" svg:y="10cm">
          <text:p text:style-name="P1">Controller</text:p>
          <text:p text:style-name="P1">NewView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4cm" svg:height="1.8cm" svg:x="3.6cm" svg:y="15.2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4cm" svg:height="1.8cm" svg:x="17.8cm" svg:y="15.2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4cm" svg:height="0.8cm" svg:x="17.9cm" svg:y="18.6cm">
          <text:p text:style-name="P1">Person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3cm" svg:y1="17cm" svg:x2="19.6cm" svg:y2="18.6cm" draw:start-shape="id1" draw:start-glue-point="2" draw:end-shape="id2" svg:d="M5300 17000v800h14300v800" svg:viewBox="0 0 14301 1601">
          <text:p/>
        </draw:connector>
        <draw:connector draw:style-name="gr7" draw:text-style-name="P2" draw:layer="layout" svg:x1="7cm" svg:y1="16.1cm" svg:x2="17.8cm" svg:y2="16.1cm" draw:start-shape="id1" draw:start-glue-point="1" draw:end-shape="id3" svg:d="M7000 16100h10800" svg:viewBox="0 0 10801 1">
          <text:p/>
        </draw:connector>
        <draw:connector draw:style-name="gr8" draw:text-style-name="P2" draw:layer="layout" svg:x1="15.3cm" svg:y1="10cm" svg:x2="15.3cm" svg:y2="7.6cm" draw:start-shape="id4" draw:end-shape="id5" draw:end-glue-point="2" svg:d="M15300 10000v-2400" svg:viewBox="0 0 1 2401">
          <text:p/>
        </draw:connector>
        <draw:connector draw:style-name="gr8" draw:text-style-name="P2" draw:layer="layout" svg:x1="19.5cm" svg:y1="10cm" svg:x2="19.5cm" svg:y2="7.6cm" draw:start-shape="id6" draw:start-glue-point="0" draw:end-shape="id7" svg:d="M19500 10000v-2400" svg:viewBox="0 0 1 2401">
          <text:p/>
        </draw:connector>
        <draw:connector draw:style-name="gr8" draw:text-style-name="P2" draw:layer="layout" svg:x1="23.5cm" svg:y1="10cm" svg:x2="23.5cm" svg:y2="7.6cm" draw:start-shape="id8" draw:end-shape="id9" svg:d="M23500 10000v-2400" svg:viewBox="0 0 1 2401">
          <text:p/>
        </draw:connector>
        <draw:connector draw:style-name="gr8" draw:text-style-name="P2" draw:layer="layout" svg:x1="15.3cm" svg:y1="11.8cm" svg:x2="5.3cm" svg:y2="15.2cm" draw:start-shape="id4" draw:end-shape="id1" draw:end-glue-point="0" svg:d="M15300 11800v1700h-10000v1700" svg:viewBox="0 0 10001 3401">
          <text:p/>
        </draw:connector>
        <draw:connector draw:style-name="gr8" draw:text-style-name="P2" draw:layer="layout" svg:x1="19.5cm" svg:y1="11.8cm" svg:x2="19.5cm" svg:y2="15.2cm" draw:start-shape="id6" draw:end-shape="id3" draw:end-glue-point="0" svg:d="M19500 11800v3400" svg:viewBox="0 0 1 3401">
          <text:p/>
        </draw:connector>
        <draw:connector draw:style-name="gr8" draw:text-style-name="P2" draw:layer="layout" svg:x1="23.5cm" svg:y1="11.8cm" svg:x2="19.5cm" svg:y2="15.2cm" draw:start-shape="id8" draw:start-glue-point="2" draw:end-shape="id3" svg:d="M23500 11800v1700h-4000v1700" svg:viewBox="0 0 4001 3401">
          <text:p/>
        </draw:connector>
        <draw:connector draw:style-name="gr8" draw:text-style-name="P2" draw:layer="layout" svg:x1="19.5cm" svg:y1="11.8cm" svg:x2="5.3cm" svg:y2="15.2cm" draw:start-shape="id6" draw:end-shape="id1" draw:end-glue-point="0" svg:d="M19500 11800v1700h-14200v1700" svg:viewBox="0 0 14201 34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4">
              <text:list-item>
                <text:p>Components are addressable by name</text:p>
              </text:list-item>
              <text:list-item>
                <text:p>Click and selection events</text:p>
              </text:list-item>
              <text:list-item>
                <text:p>Navigation</text:p>
                <text:list>
                  <text:list-item>
                    <text:p>Forward / Back (view stack)</text:p>
                  </text:list-item>
                  <text:list-item>
                    <text:p>Pass arguments between controllers</text:p>
                  </text:list-item>
                </text:list>
              </text:list-item>
            </text:list>
            <text:p/>
            <text:p>Example from demo application:</text:p>
            <text:p><text:tab/>on 'StartView' table 'PersonTable' select { View view, Model model -&gt;</text:p>
            <text:p><text:tab/><text:tab/><text:tab/></text:p>
            <text:p><text:tab/><text:tab/><text:tab/>def JTable table = view['PersonTable']</text:p>
            <text:p><text:tab/><text:tab/><text:tab/>def selected = table.getSelectedRow()</text:p>
            <text:p><text:tab/><text:tab/><text:tab/></text:p>
            <text:p><text:tab/><text:tab/><text:tab/>if (selected != -1) {</text:p>
            <text:p><text:tab/><text:tab/><text:tab/><text:tab/>def id = table.getValueAt(selected, 0)</text:p>
            <text:p><text:tab/><text:tab/><text:tab/><text:tab/>navigate('DetailView', [id: id])</text:p>
            <text:p><text:tab/><text:tab/><text:tab/>}</text:p>
            <text:p><text:tab/><text:tab/>}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4">
              <text:list-item>
                <text:p>Connect to MySQL DB</text:p>
              </text:list-item>
              <text:list-item>
                <text:p>Insert, Update, Delete, Select</text:p>
              </text:list-item>
              <text:list-item>
                <text:p>Simple ORM Mapper</text:p>
              </text:list-item>
              <text:list-item>
                <text:p>Overloaded operators for common operations</text:p>
              </text:list-item>
            </text:list>
            <text:p/>
            <text:p>Examples:</text:p>
            <text:p>Person p, Model model</text:p>
            <text:p>model &lt;&lt; p <text:tab/><text:tab/><text:tab/><text:tab/>//save or update person</text:p>
            <text:p>model &gt;&gt; p <text:tab/>//delete person</text:p>
            <text:p>model[Person] //get all persons</text:p>
            <text:p>from Person where „id = 3“ <text:tab/><text:tab/><text:tab/><text:tab/><text:tab/><text:tab/><text:tab/><text:tab/><text:tab/>//select pers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4">
              <text:list-item>
                <text:p>Views with fields or tables</text:p>
              </text:list-item>
              <text:list-item>
                <text:p>Arbitrarily nested views possible</text:p>
              </text:list-item>
              <text:list-item>
                <text:p>Builder similar to Groovy SwingBuilder</text:p>
              </text:list-item>
              <text:list-item>
                <text:p>JComponents: JTextbox, JLabel, JButton, JTable</text:p>
              </text:list-item>
              <text:list-item>
                <text:p>Layout: GridLayout, MatrixGridLayout, Hbox, VBox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View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>builder.view(id: 'DetailView', padding: 10) {</text:p>
            <text:p>matrixGrid(rows: 4, cols: 2) {</text:p>
            <text:p>label(text: 'Last Name:', row: 0, col: 0)</text:p>
            <text:p>text(id: 'LastNameText', row: 0, col: 1)</text:p>
            <text:p/>
            <text:p>label(text: 'First Name:', row: 1, col: 0)</text:p>
            <text:p>text(id: 'FirstNameText', row: 1, col: 1)</text:p>
            <text:p/>
            <text:p>label(text: 'Birthday:', row: 2, col: 0)</text:p>
            <text:p>text(id: 'BirthdayText', row: 2, col: 1)</text:p>
            <text:p/>
            <text:p>button(id: 'Back', text: 'Back', row: 3, col: 0)</text:p>
            <text:p>button(id: 'Save', text: 'Save', row: 3, col: 1)</text:p>
            <text:p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Groovy</text:p>
                <text:list>
                  <text:list-item>
                    <text:p>Rapid prototyping</text:p>
                  </text:list-item>
                  <text:list-item>
                    <text:p>Use of existing libraries (Swing, SQL)</text:p>
                  </text:list-item>
                  <text:list-item>
                    <text:p>Familiar syntax (Java)</text:p>
                  </text:list-item>
                </text:list>
              </text:list-item>
              <text:list-item>
                <text:p>Our project</text:p>
                <text:list>
                  <text:list-item>
                    <text:p>Simple</text:p>
                  </text:list-item>
                  <text:list-item>
                    <text:p>Powerful</text:p>
                  </text:list-item>
                  <text:list-item>
                    <text:p>Exte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Groovy</text:p>
                <text:list>
                  <text:list-item>
                    <text:p>Limited to Groovy syntax support for DSLs</text:p>
                  </text:list-item>
                  <text:list-item>
                    <text:p>Unprecise error messages</text:p>
                  </text:list-item>
                </text:list>
              </text:list-item>
              <text:list-item>
                <text:p>Our project</text:p>
                <text:list>
                  <text:list-item>
                    <text:p>God class „App“</text:p>
                  </text:list-item>
                  <text:list-item>
                    <text:p>Syntactic noise (Initializing Views and Controller)</text:p>
                  </text:list-item>
                  <text:list-item>
                    <text:p>Component names need to be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3:26:38.984209052</meta:creation-date>
    <dc:date>2014-06-16T14:49:31.345509763</dc:date>
    <meta:editing-duration>PT1H21M12S</meta:editing-duration>
    <meta:editing-cycles>39</meta:editing-cycles>
    <meta:generator>LibreOffice/4.2.3.3$Linux_X86_64 LibreOffice_project/420m0$Build-3</meta:generator>
    <meta:document-statistic meta:object-count="74"/>
  </office:meta>
</office:document-meta>
</file>